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3ecd" officeooo:paragraph-rsid="00073ecd"/>
    </style:style>
    <style:style style:name="P2" style:family="paragraph" style:parent-style-name="Standard">
      <style:text-properties officeooo:rsid="0009a0b2" officeooo:paragraph-rsid="0009a0b2"/>
    </style:style>
    <style:style style:name="P3" style:family="paragraph" style:parent-style-name="Standard">
      <style:text-properties officeooo:rsid="00073ecd" officeooo:paragraph-rsid="000c0f57"/>
    </style:style>
    <style:style style:name="P4" style:family="paragraph" style:parent-style-name="Standard">
      <style:text-properties officeooo:rsid="000c0f57" officeooo:paragraph-rsid="000c0f57"/>
    </style:style>
    <style:style style:name="T1" style:family="text">
      <style:text-properties style:text-position="super 58%"/>
    </style:style>
    <style:style style:name="T2" style:family="text">
      <style:text-properties officeooo:rsid="000c0f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17/06/18 às 00:27</text:p>
      <text:p text:style-name="P1">Autor: Nicolas P. Lane</text:p>
      <text:p text:style-name="P1"/>
      <text:p text:style-name="P1">O código v1 está funcionando.</text:p>
      <text:p text:style-name="P1">1) Caso tenha dúvidas quanto a teoria, veja as minhas resoluções em folha, estão bem verbosas para que entendas os passos.</text:p>
      <text:p text:style-name="P1">2) O código usa a função de ponto fixo e suas derivadas parciais (p/ f e g) <text:s/>então são 6 parâmetros na função (f, fx, fy, g, gx, gy)</text:p>
      <text:p text:style-name="P2">3) Há um exemplo que da 1<text:span text:style-name="T1">a</text:span> questão que resolvi (enviada como foto a ti) usada p/ garantir que o algoritmo está ok.</text:p>
      <text:p text:style-name="P2">4) Fiz alguns testes com a sua função com o valor de teste inicial (0,0) e o melhor resultado de aproximação segundo o algoritmo foi de (0.2465262724052471856532689677, 1.301237272197021844622326971) com erro absoluto infinito de 0.0008678490568631551476771062 <text:span text:style-name="T2">em 12 iterações</text:span></text:p>
      <text:p text:style-name="P2">5) Por favor, faça outros testes e verifique p/ quais valores ele converge em no máximo 5 iterações… e outra que divirja. Eu vou ver se ajudo mais durante a tarde.</text:p>
      <text:p text:style-name="P2">Qualquer dúvida basta me mandar mensagem e anotar aqui o que ficou para ser feito e/ou que foi feito.</text:p>
      <text:p text:style-name="P1"><text:s/></text:p>
      <text:p text:style-name="P3">Data: 17/06/18 às <text:span text:style-name="T2">01</text:span>:<text:span text:style-name="T2">10</text:span></text:p>
      <text:p text:style-name="P3"><text:span text:style-name="T2">A</text:span>utor: Nicolas P. Lane</text:p>
      <text:p text:style-name="P4">1) valor de entrada e resultados</text:p>
      <text:p text:style-name="P4">P/ (1,1) resulta em (0.2434892342106321267334265270, 1.298482981533379619314757150) com erro absoluto infinito de <text:s/>0.0007040514703224037623425286 em 6 iterações</text:p>
      <text:p text:style-name="P3"/>
      <text:p text:style-name="P4">(melhor resultado de 10 tentativas). É muito sensível a modificação, fica a d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00:27:20.365505056</meta:creation-date>
    <dc:date>2018-06-17T01:18:27.645997413</dc:date>
    <meta:editing-duration>PT8M52S</meta:editing-duration>
    <meta:editing-cycles>2</meta:editing-cycles>
    <meta:generator>LibreOffice/6.0.2.1.0$Linux_X86_64 LibreOffice_project/00m0$Build-1</meta:generator>
    <meta:document-statistic meta:table-count="0" meta:image-count="0" meta:object-count="0" meta:page-count="1" meta:paragraph-count="15" meta:word-count="215" meta:character-count="1301" meta:non-whitespace-character-count="1097"/>
  </office:meta>
</office:document-meta>
</file>